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424" officeooo:paragraph-rsid="0012d4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424" officeooo:paragraph-rsid="0012d424" style:font-weight-asian="bold" style:font-weight-complex="bold"/>
    </style:style>
    <style:style style:name="P3" style:family="paragraph" style:parent-style-name="Standard">
      <style:text-properties officeooo:rsid="0016ebaa" officeooo:paragraph-rsid="0016ebaa"/>
    </style:style>
    <style:style style:name="P4" style:family="paragraph" style:parent-style-name="Standard">
      <style:text-properties officeooo:rsid="0016ebaa" officeooo:paragraph-rsid="001b968d"/>
    </style:style>
    <style:style style:name="P5" style:family="paragraph" style:parent-style-name="Standard">
      <style:text-properties officeooo:rsid="00170cc9" officeooo:paragraph-rsid="00170cc9"/>
    </style:style>
    <style:style style:name="P6" style:family="paragraph" style:parent-style-name="Standard">
      <style:text-properties officeooo:rsid="0019e00e" officeooo:paragraph-rsid="0019e00e"/>
    </style:style>
    <style:style style:name="P7" style:family="paragraph" style:parent-style-name="Standard">
      <style:text-properties fo:font-style="normal" fo:font-weight="normal" officeooo:rsid="00170cc9" officeooo:paragraph-rsid="00170cc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16ebaa" officeooo:paragraph-rsid="001df6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e3c4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b968d" style:font-style-asian="italic" style:font-weight-asian="normal" style:font-style-complex="italic" style:font-weight-complex="normal"/>
    </style:style>
    <style:style style:name="T6" style:family="text">
      <style:text-properties officeooo:rsid="00145f6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e3c4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70cc9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b968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70cc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e3c4" style:font-style-asian="normal" style:font-weight-asian="normal" style:font-style-complex="normal" style:font-weight-complex="normal"/>
    </style:style>
    <style:style style:name="T15" style:family="text">
      <style:text-properties officeooo:rsid="0018c6c4"/>
    </style:style>
    <style:style style:name="T16" style:family="text">
      <style:text-properties officeooo:rsid="001df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<text:span text:style-name="T6">Pin</text:span></text:p>
      <text:p text:style-name="P1"/>
      <text:p text:style-name="P1">Es<text:span text:style-name="T6">te módulo gestiona cada pin que existe en la placa, por lo que se podrían crear tantas instancias como pines tenga la placa.</text:span> </text:p>
      <text:p text:style-name="P1"/>
      <text:p text:style-name="P3">Las propiedades principales <text:span text:style-name="T15">s</text:span>on:</text:p>
      <text:p text:style-name="P3"><text:span text:style-name="T1">Board</text:span>: Instancia de placa.</text:p>
      <text:p text:style-name="P3"><text:span text:style-name="T1">Pin</text:span>: número de pin en la placa</text:p>
      <text:p text:style-name="P8"><text:span text:style-name="T1">Mode</text:span>: Modo en que actuará el pin, <text:span text:style-name="T16">uno de (PIN_MODE_INPUT, PIN_MODE_OUTPUT, PIN_MODE_ANALOG, PIN_MODE_PWM, PIN_MODE_SERVO, PIN_MODE_SHIFT, PIN_MODE_ENCODER, PIN_MODE_PULLUP), los otros modos de pin no funcionan con TPin.</text:span></text:p>
      <text:p text:style-name="P3"/>
      <text:p text:style-name="P3"><text:span text:style-name="T2">Pin</text:span> y <text:span text:style-name="T2">Mode</text:span> se comprueban sólo cuando se intenta activar la instancia correspondiente, mostrando un error si fuera el caso, también se comprueba si el pin está asignado a otra instancia <text:span text:style-name="T2">TPin</text:span> o pertenece a un módulo activo.</text:p>
      <text:p text:style-name="P3"/>
      <text:p text:style-name="P4">Cuando se activa un pin en un modo de entrada, se activa el <text:span text:style-name="T2">report pin </text:span><text:span text:style-name="T3">(informe de estado del pin)</text:span><text:span text:style-name="T7">, </text:span><text:span text:style-name="T8">dejando la</text:span><text:span text:style-name="T7"> propiedad </text:span><text:span text:style-name="T9">Reporting</text:span><text:span text:style-name="T11"> </text:span><text:span text:style-name="T14">en true y </text:span><text:span text:style-name="T12">comunicando su valor con </text:span><text:span text:style-name="T13">el evento </text:span><text:span text:style-name="T10">OnPinValue</text:span><text:span text:style-name="T13">.</text:span><text:span text:style-name="T11"> </text:span><text:span text:style-name="T12">S</text:span><text:span text:style-name="T11">e puede desactivar este modo con la función </text:span><text:span text:style-name="T9">ReportPin</text:span><text:span text:style-name="T11">, pero si el pin es digital, </text:span><text:span text:style-name="T12">no </text:span><text:span text:style-name="T11">se desactiva</text:span><text:span text:style-name="T12">rá</text:span><text:span text:style-name="T11"> el </text:span><text:span text:style-name="T4">report pin</text:span><text:span text:style-name="T11"> en todos los pines del puerto </text:span><text:span text:style-name="T12">al que pertenece si hay alguno en estado </text:span><text:span text:style-name="T5">reporting</text:span><text:span text:style-name="T12">, pero no llegarán eventos </text:span><text:span text:style-name="T5">OnPinValue</text:span><text:span text:style-name="T12"> a ese pin.</text:span></text:p>
      <text:p text:style-name="P3"><text:span text:style-name="T11">Las propiedades </text:span><text:span text:style-name="T9">State</text:span><text:span text:style-name="T11"> y </text:span><text:span text:style-name="T9">Value</text:span><text:span text:style-name="T11"> devuelven el último valor escrito y leído en el pin.</text:span></text:p>
      <text:p text:style-name="P5"><text:span text:style-name="T11">Para escribir un valor en un pin se utiliza la función </text:span><text:span text:style-name="T9">WriteValue</text:span><text:span text:style-name="T11"> si el pin está configurado en alguno de los modos de salida, el valor a escribir se ajusta automáticamente a la resolución de dicho modo.</text:span></text:p>
      <text:p text:style-name="P5"><text:span text:style-name="T11">El evento </text:span><text:span text:style-name="T9">OnPinState</text:span><text:span text:style-name="T11"> es lanzado con la función </text:span><text:span text:style-name="T9">askPinState</text:span><text:span text:style-name="T11">, </text:span><text:span text:style-name="T14">que </text:span><text:span text:style-name="T11">devuelve el modo y estado del pin.</text:span></text:p>
      <text:p text:style-name="P7"/>
      <text:p text:style-name="P6"><text:span text:style-name="T11">Cuando se desactiva </text:span><text:span text:style-name="T12">una</text:span><text:span text:style-name="T11"> instancia </text:span><text:span text:style-name="T12">TPin</text:span><text:span text:style-name="T11">, se comprueba si hay </text:span><text:span text:style-name="T14">algún</text:span><text:span text:style-name="T11"> </text:span><text:span text:style-name="T4">report pin</text:span><text:span text:style-name="T11"> activo, si está activo se desactiva antes de desactivar el módulo, </text:span><text:span text:style-name="T14">pero con las limitaciones vistas arriba en los pines digitales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5-23T21:45:59.086928274</dc:date>
    <meta:editing-duration>PT27M2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84" meta:character-count="1680" meta:non-whitespace-character-count="1407"/>
  </office:meta>
</office:document-meta>
</file>